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c070" officeooo:paragraph-rsid="001ec070"/>
    </style:style>
    <style:style style:name="P2" style:family="paragraph" style:parent-style-name="Standard">
      <style:paragraph-properties fo:text-align="start" style:justify-single-word="false"/>
      <style:text-properties officeooo:rsid="001ec070" officeooo:paragraph-rsid="001ec070"/>
    </style:style>
    <style:style style:name="P3" style:family="paragraph" style:parent-style-name="Standard">
      <style:paragraph-properties fo:text-align="start" style:justify-single-word="false"/>
      <style:text-properties officeooo:rsid="00204dbd" officeooo:paragraph-rsid="00204dbd"/>
    </style:style>
    <style:style style:name="P4" style:family="paragraph" style:parent-style-name="Table_20_Contents">
      <style:text-properties officeooo:rsid="00204dbd" officeooo:paragraph-rsid="00204dbd"/>
    </style:style>
    <style:style style:name="T1" style:family="text">
      <style:text-properties officeooo:rsid="00204dbd"/>
    </style:style>
    <style:style style:name="T2" style:family="text">
      <style:text-properties officeooo:rsid="002156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row table:style-name="TableLine2846269263776">
          <table:table-cell table:style-name="Tabela1.A1" office:value-type="string">
            <text:p text:style-name="P4">Nome: Daniele Araújo Vieira</text:p>
          </table:table-cell>
        </table:table-row>
        <table:table-row table:style-name="TableLine2846269263776">
          <table:table-cell table:style-name="Tabela1.A2" office:value-type="string">
            <text:p text:style-name="P4">Número na chamada: 07</text:p>
          </table:table-cell>
        </table:table-row>
        <table:table-row table:style-name="TableLine2846269263776">
          <table:table-cell table:style-name="Tabela1.A2" office:value-type="string">
            <text:p text:style-name="P4">Data: 06/06</text:p>
          </table:table-cell>
        </table:table-row>
      </table:table>
      <text:p text:style-name="Standard"/>
      <text:p text:style-name="P1">1 – CTRL + Y (letra b)</text:p>
      <text:p text:style-name="P1">2 – <text:span text:style-name="T2">LETRA E</text:span></text:p>
      <text:p text:style-name="P1">3 – ODT, ODS E ODP (letra d)</text:p>
      <text:p text:style-name="P1"/>
      <text:p text:style-name="P2">4 - =SOMA(Coluna e linha da célula:(intervalo) coluna e linha da outra célula)</text:p>
      <text:p text:style-name="P2">Ex: =SOMA(A2:C2)</text:p>
      <text:p text:style-name="P2"/>
      <text:p text:style-name="P2">5 – <text:span text:style-name="T1">Passo a passo de inserir imagem no LibreOffice Writer:</text:span></text:p>
      <text:p text:style-name="P3">Primeira forma:</text:p>
      <text:p text:style-name="P3">1. Clicar na opção “Inserir” na Barra de Ferramentas</text:p>
      <text:p text:style-name="P3">2. Selecionar “Figuras…”</text:p>
      <text:p text:style-name="P3">3. Em seguida, vai abrir o painel para escolher a imagem</text:p>
      <text:p text:style-name="P3">4. Depois de escolher e selecionar a imagem, clicar em “Abrir”</text:p>
      <text:p text:style-name="P3"/>
      <text:p text:style-name="P3">Segunda forma:</text:p>
      <text:p text:style-name="P3">1. Clicar na figura chamada “Inserir figura” na Barra de Ferramentas, ao lado da figura de “Inserir tabela” e a figura “Inserir gráfico”</text:p>
      <text:p text:style-name="P3">2. Em seguida, vai abrir o painel para escolher a imagem</text:p>
      <text:p text:style-name="P3">3. Depois de selecionar a foto, clique em “Abrir”</text:p>
      <text:p text:style-name="P3"/>
      <text:p text:style-name="P3">6 – A tecla de atalho para abrir documento: Ctrl + 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6T10:11:13.425000000</meta:creation-date>
    <dc:date>2022-06-06T11:25:50.799000000</dc:date>
    <meta:editing-duration>PT4M31S</meta:editing-duration>
    <meta:editing-cycles>1</meta:editing-cycles>
    <meta:generator>LibreOffice/7.2.5.2$Windows_X86_64 LibreOffice_project/499f9727c189e6ef3471021d6132d4c694f357e5</meta:generator>
    <meta:document-statistic meta:table-count="1" meta:image-count="0" meta:object-count="0" meta:page-count="1" meta:paragraph-count="19" meta:word-count="143" meta:character-count="788" meta:non-whitespace-character-count="659"/>
  </office:meta>
</office:document-meta>
</file>